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5.667cm" style:rel-column-width="21845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5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B" style:family="table-column">
      <style:table-column-properties style:column-width="8.5cm" style:rel-column-width="3276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B" style:family="table-column">
      <style:table-column-properties style:column-width="8.5cm" style:rel-column-width="32768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8.5cm" style:rel-column-width="32767*"/>
    </style:style>
    <style:style style:name="Tabla9.B" style:family="table-column">
      <style:table-column-properties style:column-width="8.5cm" style:rel-column-width="32768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8.5cm" style:rel-column-width="32767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8.5cm" style:rel-column-width="32767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8.5cm" style:rel-column-width="32767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52b7" officeooo:paragraph-rsid="000452b7"/>
    </style:style>
    <style:style style:name="P2" style:family="paragraph" style:parent-style-name="Standard">
      <style:text-properties officeooo:rsid="000452b7" officeooo:paragraph-rsid="0004d272"/>
    </style:style>
    <style:style style:name="P3" style:family="paragraph" style:parent-style-name="Standard">
      <style:text-properties officeooo:rsid="0004d272" officeooo:paragraph-rsid="0004d272"/>
    </style:style>
    <style:style style:name="P4" style:family="paragraph" style:parent-style-name="Standard">
      <style:text-properties officeooo:rsid="000670b4" officeooo:paragraph-rsid="000670b4"/>
    </style:style>
    <style:style style:name="P5" style:family="paragraph" style:parent-style-name="Standard">
      <style:text-properties officeooo:rsid="0008c6e9" officeooo:paragraph-rsid="0008c6e9"/>
    </style:style>
    <style:style style:name="P6" style:family="paragraph" style:parent-style-name="Standard">
      <style:text-properties officeooo:rsid="0009b628" officeooo:paragraph-rsid="0009b628"/>
    </style:style>
    <style:style style:name="P7" style:family="paragraph" style:parent-style-name="Standard">
      <style:text-properties officeooo:rsid="0009ff5a" officeooo:paragraph-rsid="0009ff5a"/>
    </style:style>
    <style:style style:name="P8" style:family="paragraph" style:parent-style-name="Standard">
      <style:text-properties officeooo:rsid="0009ff5a" officeooo:paragraph-rsid="000f3919"/>
    </style:style>
    <style:style style:name="P9" style:family="paragraph" style:parent-style-name="Standard">
      <style:text-properties officeooo:rsid="0009ff5a" officeooo:paragraph-rsid="0010eacb"/>
    </style:style>
    <style:style style:name="P10" style:family="paragraph" style:parent-style-name="Standard">
      <style:text-properties officeooo:rsid="0009ff5a" officeooo:paragraph-rsid="0012e632"/>
    </style:style>
    <style:style style:name="P11" style:family="paragraph" style:parent-style-name="Standard">
      <style:text-properties officeooo:rsid="000f3919" officeooo:paragraph-rsid="000f3919"/>
    </style:style>
    <style:style style:name="P12" style:family="paragraph" style:parent-style-name="Standard">
      <style:text-properties officeooo:rsid="0010eacb" officeooo:paragraph-rsid="0010eacb"/>
    </style:style>
    <style:style style:name="P13" style:family="paragraph" style:parent-style-name="Standard">
      <style:text-properties officeooo:rsid="0010eacb" officeooo:paragraph-rsid="0012e632"/>
    </style:style>
    <style:style style:name="P14" style:family="paragraph" style:parent-style-name="Standard">
      <style:text-properties officeooo:rsid="0012e632" officeooo:paragraph-rsid="0012e632"/>
    </style:style>
    <style:style style:name="P15" style:family="paragraph" style:parent-style-name="Standard">
      <style:text-properties style:text-underline-style="solid" style:text-underline-width="auto" style:text-underline-color="font-color" officeooo:rsid="0009ff5a" officeooo:paragraph-rsid="0010eacb"/>
    </style:style>
    <style:style style:name="P16" style:family="paragraph" style:parent-style-name="Standard">
      <style:text-properties fo:font-weight="bold" officeooo:rsid="00153664" officeooo:paragraph-rsid="00153664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153664" officeooo:paragraph-rsid="00153664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53664" officeooo:paragraph-rsid="00153664" style:font-weight-asian="normal" style:font-weight-complex="normal"/>
    </style:style>
    <style:style style:name="P19" style:family="paragraph" style:parent-style-name="Table_20_Contents">
      <style:text-properties officeooo:rsid="000452b7" officeooo:paragraph-rsid="000452b7"/>
    </style:style>
    <style:style style:name="P20" style:family="paragraph" style:parent-style-name="Table_20_Contents">
      <style:text-properties officeooo:paragraph-rsid="000452b7"/>
    </style:style>
    <style:style style:name="P21" style:family="paragraph" style:parent-style-name="Table_20_Contents">
      <style:text-properties officeooo:rsid="0004d272" officeooo:paragraph-rsid="0004d272"/>
    </style:style>
    <style:style style:name="P22" style:family="paragraph" style:parent-style-name="Table_20_Contents">
      <style:text-properties officeooo:rsid="000670b4" officeooo:paragraph-rsid="000670b4"/>
    </style:style>
    <style:style style:name="P23" style:family="paragraph" style:parent-style-name="Table_20_Contents">
      <style:text-properties officeooo:rsid="0008c6e9" officeooo:paragraph-rsid="0008c6e9"/>
    </style:style>
    <style:style style:name="P24" style:family="paragraph" style:parent-style-name="Table_20_Contents">
      <style:text-properties officeooo:rsid="0009ff5a" officeooo:paragraph-rsid="0009ff5a"/>
    </style:style>
    <style:style style:name="P25" style:family="paragraph" style:parent-style-name="Table_20_Contents">
      <style:text-properties officeooo:rsid="0009ff5a" officeooo:paragraph-rsid="000f3919"/>
    </style:style>
    <style:style style:name="P26" style:family="paragraph" style:parent-style-name="Table_20_Contents">
      <style:text-properties officeooo:rsid="0009ff5a" officeooo:paragraph-rsid="0010eacb"/>
    </style:style>
    <style:style style:name="P27" style:family="paragraph" style:parent-style-name="Table_20_Contents">
      <style:text-properties officeooo:rsid="0009ff5a" officeooo:paragraph-rsid="0012e632"/>
    </style:style>
    <style:style style:name="P28" style:family="paragraph" style:parent-style-name="Table_20_Contents">
      <style:text-properties style:text-underline-style="none" officeooo:rsid="0009ff5a" officeooo:paragraph-rsid="000f3919"/>
    </style:style>
    <style:style style:name="P29" style:family="paragraph" style:parent-style-name="Table_20_Contents">
      <style:text-properties officeooo:rsid="0012e632" officeooo:paragraph-rsid="0012e632"/>
    </style:style>
    <style:style style:name="P30" style:family="paragraph" style:parent-style-name="Standard">
      <style:paragraph-properties fo:break-before="page"/>
      <style:text-properties officeooo:rsid="0009ff5a" officeooo:paragraph-rsid="000f3919"/>
    </style:style>
    <style:style style:name="P31" style:family="paragraph" style:parent-style-name="Table_20_Contents" style:list-style-name="L3">
      <style:text-properties officeooo:rsid="000f3919" officeooo:paragraph-rsid="000f3919"/>
    </style:style>
    <style:style style:name="P32" style:family="paragraph" style:parent-style-name="Table_20_Contents" style:list-style-name="L4">
      <style:text-properties officeooo:rsid="000f3919" officeooo:paragraph-rsid="000f3919"/>
    </style:style>
    <style:style style:name="P33" style:family="paragraph" style:parent-style-name="Table_20_Contents" style:list-style-name="L5">
      <style:text-properties officeooo:rsid="0012e632" officeooo:paragraph-rsid="0012e632"/>
    </style:style>
    <style:style style:name="P34" style:family="paragraph" style:parent-style-name="Table_20_Contents" style:list-style-name="L6">
      <style:text-properties officeooo:rsid="0012e632" officeooo:paragraph-rsid="0012e632"/>
    </style:style>
    <style:style style:name="P35" style:family="paragraph" style:parent-style-name="Table_20_Contents" style:list-style-name="L7">
      <style:text-properties officeooo:rsid="0012e632" officeooo:paragraph-rsid="0012e632"/>
    </style:style>
    <style:style style:name="P36" style:family="paragraph" style:parent-style-name="Table_20_Contents">
      <style:paragraph-properties fo:text-align="start" style:justify-single-word="false"/>
    </style:style>
    <style:style style:name="P37" style:family="paragraph" style:parent-style-name="Table_20_Contents">
      <style:paragraph-properties fo:text-align="start" style:justify-single-word="false"/>
      <style:text-properties officeooo:rsid="001b2192" officeooo:paragraph-rsid="001b2192"/>
    </style:style>
    <style:style style:name="P38" style:family="paragraph" style:parent-style-name="Table_20_Contents">
      <style:paragraph-properties fo:text-align="start" style:justify-single-word="false"/>
      <style:text-properties fo:font-size="14pt" officeooo:rsid="001bbcd6" officeooo:paragraph-rsid="001bbcd6" style:font-size-asian="12.25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fo:font-size="14pt" officeooo:rsid="001bd8e6" officeooo:paragraph-rsid="001bd8e6" style:font-size-asian="12.25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fo:font-size="14pt" style:text-underline-style="solid" style:text-underline-width="auto" style:text-underline-color="font-color" officeooo:rsid="001bd8e6" officeooo:paragraph-rsid="001bd8e6" style:font-size-asian="12.25pt" style:font-size-complex="14pt"/>
    </style:style>
    <style:style style:name="P41" style:family="paragraph" style:parent-style-name="Standard" style:list-style-name="L1">
      <style:text-properties officeooo:rsid="0004d272" officeooo:paragraph-rsid="0004d272"/>
    </style:style>
    <style:style style:name="P42" style:family="paragraph" style:parent-style-name="Standard" style:list-style-name="L2">
      <style:text-properties officeooo:rsid="000670b4" officeooo:paragraph-rsid="000670b4"/>
    </style:style>
    <style:style style:name="P43" style:family="paragraph" style:parent-style-name="Standard">
      <style:paragraph-properties fo:text-align="start" style:justify-single-word="false"/>
      <style:text-properties fo:font-weight="normal" officeooo:rsid="00153664" officeooo:paragraph-rsid="00153664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weight="normal" officeooo:rsid="0019a689" officeooo:paragraph-rsid="0019a689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weight="normal" officeooo:rsid="001b2192" officeooo:paragraph-rsid="001b2192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fo:font-weight="normal" officeooo:rsid="001b2192" officeooo:paragraph-rsid="001b2192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fo:font-weight="normal" officeooo:rsid="001bd8e6" officeooo:paragraph-rsid="001bd8e6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 fo:break-before="page"/>
      <style:text-properties fo:font-weight="normal" officeooo:rsid="00186c14" officeooo:paragraph-rsid="00186c14" style:font-weight-asian="normal" style:font-weight-complex="normal"/>
    </style:style>
    <style:style style:name="T1" style:family="text">
      <style:text-properties officeooo:rsid="000452b7"/>
    </style:style>
    <style:style style:name="T2" style:family="text">
      <style:text-properties officeooo:rsid="0004d272"/>
    </style:style>
    <style:style style:name="T3" style:family="text">
      <style:text-properties officeooo:rsid="0008c6e9"/>
    </style:style>
    <style:style style:name="T4" style:family="text">
      <style:text-properties officeooo:rsid="0009ff5a"/>
    </style:style>
    <style:style style:name="T5" style:family="text">
      <style:text-properties officeooo:rsid="000f3919"/>
    </style:style>
    <style:style style:name="T6" style:family="text">
      <style:text-properties officeooo:rsid="0010eacb"/>
    </style:style>
    <style:style style:name="T7" style:family="text">
      <style:text-properties officeooo:rsid="0012e632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s tipos de datos primitivos en Javascript son:</text:p>
      <text:p text:style-name="P1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9">Nombre</text:p>
          </table:table-cell>
          <table:table-cell table:style-name="Tabla1.A1" office:value-type="string">
            <text:p text:style-name="P19">Descripción</text:p>
          </table:table-cell>
          <table:table-cell table:style-name="Tabla1.C1" office:value-type="string">
            <text:p text:style-name="P19">Ejemplo</text:p>
          </table:table-cell>
        </table:table-row>
        <table:table-row>
          <table:table-cell table:style-name="Tabla1.A2" office:value-type="string">
            <text:p text:style-name="P19">String</text:p>
          </table:table-cell>
          <table:table-cell table:style-name="Tabla1.A2" office:value-type="string">
            <text:p text:style-name="P19">Cadenas de texto</text:p>
          </table:table-cell>
          <table:table-cell table:style-name="Tabla1.C2" office:value-type="string">
            <text:p text:style-name="P20">“<text:span text:style-name="T1">Hola”</text:span></text:p>
          </table:table-cell>
        </table:table-row>
        <table:table-row>
          <table:table-cell table:style-name="Tabla1.A2" office:value-type="string">
            <text:p text:style-name="P19">Number</text:p>
          </table:table-cell>
          <table:table-cell table:style-name="Tabla1.A2" office:value-type="string">
            <text:p text:style-name="P19">Valores Numéricos</text:p>
          </table:table-cell>
          <table:table-cell table:style-name="Tabla1.C2" office:value-type="string">
            <text:p text:style-name="P19">22,45 123º</text:p>
          </table:table-cell>
        </table:table-row>
        <table:table-row>
          <table:table-cell table:style-name="Tabla1.A2" office:value-type="string">
            <text:p text:style-name="P19">Boolean</text:p>
          </table:table-cell>
          <table:table-cell table:style-name="Tabla1.A2" office:value-type="string">
            <text:p text:style-name="P19">Valores lógicos</text:p>
          </table:table-cell>
          <table:table-cell table:style-name="Tabla1.C2" office:value-type="string">
            <text:p text:style-name="P19">True, false</text:p>
          </table:table-cell>
        </table:table-row>
        <table:table-row>
          <table:table-cell table:style-name="Tabla1.A2" office:value-type="string">
            <text:p text:style-name="P19">Null</text:p>
          </table:table-cell>
          <table:table-cell table:style-name="Tabla1.A2" office:value-type="string">
            <text:p text:style-name="P19">Valor nulo</text:p>
          </table:table-cell>
          <table:table-cell table:style-name="Tabla1.C2" office:value-type="string">
            <text:p text:style-name="P19">null</text:p>
          </table:table-cell>
        </table:table-row>
      </table:table>
      <text:p text:style-name="P1"/>
      <text:p text:style-name="P2">Los tipos de datos <text:span text:style-name="T2">objeto(no primitivos</text:span> en Javascript son:</text:p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21">Nombre</text:p>
          </table:table-cell>
          <table:table-cell table:style-name="Tabla2.A1" office:value-type="string">
            <text:p text:style-name="P21">Descripción</text:p>
          </table:table-cell>
          <table:table-cell table:style-name="Tabla2.C1" office:value-type="string">
            <text:p text:style-name="P21">Ejemplo</text:p>
          </table:table-cell>
        </table:table-row>
        <table:table-row>
          <table:table-cell table:style-name="Tabla2.A2" office:value-type="string">
            <text:p text:style-name="P21">Date</text:p>
          </table:table-cell>
          <table:table-cell table:style-name="Tabla2.A2" office:value-type="string">
            <text:p text:style-name="P21">Fechas</text:p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21">Error</text:p>
          </table:table-cell>
          <table:table-cell table:style-name="Tabla2.A2" office:value-type="string">
            <text:p text:style-name="P21">Datos con error</text:p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21">Arrays</text:p>
          </table:table-cell>
          <table:table-cell table:style-name="Tabla2.A2" office:value-type="string">
            <text:p text:style-name="P21">Colecciones de datos</text:p>
          </table:table-cell>
          <table:table-cell table:style-name="Tabla2.C2" office:value-type="string">
            <text:p text:style-name="Table_20_Contents"/>
          </table:table-cell>
        </table:table-row>
      </table:table>
      <text:p text:style-name="P2"/>
      <text:p text:style-name="P2"/>
      <text:p text:style-name="P3">Identificador: Los identificadores deberan estar formados por letras, números, guiones bajos y símbolo $. Además, hay que tener en cuenta:</text:p>
      <text:list xml:id="list1476677595" text:style-name="L1">
        <text:list-item>
          <text:p text:style-name="P41">El nombre no puede comenzar por número: Obligatoriamente empieza por letra, _ o $.</text:p>
          <text:p text:style-name="P41">numero1; __numero, $_numero</text:p>
        </text:list-item>
        <text:list-item>
          <text:p text:style-name="P41">No puede ser igual a una palabra reservada.</text:p>
          <text:p text:style-name="P41">Var, function, while, break, <text:s/>→ error.</text:p>
        </text:list-item>
        <text:list-item>
          <text:p text:style-name="P41">No puede contener blancos</text:p>
          <text:p text:style-name="P41">numero 1, _ numero → error.</text:p>
        </text:list-item>
      </text:list>
      <text:p text:style-name="P3"/>
      <text:p text:style-name="P4">5.4.3 Operadores</text:p>
      <text:p text:style-name="P4">Los operadores se clasifican por el tipo de operación que se realizan:</text:p>
      <text:p text:style-name="P4"/>
      <text:list xml:id="list3318639889" text:style-name="L2">
        <text:list-item>
          <text:p text:style-name="P42">Operadores aritméticos.</text:p>
        </text:list-item>
      </text:list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21">Nombre</text:p>
          </table:table-cell>
          <table:table-cell table:style-name="Tabla3.A1" office:value-type="string">
            <text:p text:style-name="P21">Descripción</text:p>
          </table:table-cell>
          <table:table-cell table:style-name="Tabla3.C1" office:value-type="string">
            <text:p text:style-name="P21">Ejemplo</text:p>
          </table:table-cell>
        </table:table-row>
        <table:table-row>
          <table:table-cell table:style-name="Tabla3.A2" office:value-type="string">
            <text:p text:style-name="P22">+</text:p>
          </table:table-cell>
          <table:table-cell table:style-name="Tabla3.A2" office:value-type="string">
            <text:p text:style-name="P22">Suma</text:p>
          </table:table-cell>
          <table:table-cell table:style-name="Tabla3.C2" office:value-type="string">
            <text:p text:style-name="P22">4+6</text:p>
          </table:table-cell>
        </table:table-row>
        <table:table-row>
          <table:table-cell table:style-name="Tabla3.A2" office:value-type="string">
            <text:p text:style-name="P22">-</text:p>
          </table:table-cell>
          <table:table-cell table:style-name="Tabla3.A2" office:value-type="string">
            <text:p text:style-name="P22">Resta</text:p>
          </table:table-cell>
          <table:table-cell table:style-name="Tabla3.C2" office:value-type="string">
            <text:p text:style-name="P22">4-6</text:p>
          </table:table-cell>
        </table:table-row>
        <table:table-row>
          <table:table-cell table:style-name="Tabla3.A2" office:value-type="string">
            <text:p text:style-name="P22">*</text:p>
          </table:table-cell>
          <table:table-cell table:style-name="Tabla3.A2" office:value-type="string">
            <text:p text:style-name="P22">Multiplicación</text:p>
          </table:table-cell>
          <table:table-cell table:style-name="Tabla3.C2" office:value-type="string">
            <text:p text:style-name="P22">4*6</text:p>
          </table:table-cell>
        </table:table-row>
        <table:table-row>
          <table:table-cell table:style-name="Tabla3.A2" office:value-type="string">
            <text:p text:style-name="P22">/</text:p>
          </table:table-cell>
          <table:table-cell table:style-name="Tabla3.A2" office:value-type="string">
            <text:p text:style-name="P22">División</text:p>
          </table:table-cell>
          <table:table-cell table:style-name="Tabla3.C2" office:value-type="string">
            <text:p text:style-name="P22">4/6</text:p>
          </table:table-cell>
        </table:table-row>
        <table:table-row>
          <table:table-cell table:style-name="Tabla3.A2" office:value-type="string">
            <text:p text:style-name="P22">%</text:p>
          </table:table-cell>
          <table:table-cell table:style-name="Tabla3.A2" office:value-type="string">
            <text:p text:style-name="P22">Resto div entera</text:p>
          </table:table-cell>
          <table:table-cell table:style-name="Tabla3.C2" office:value-type="string">
            <text:p text:style-name="P22">7 % 4</text:p>
          </table:table-cell>
        </table:table-row>
        <table:table-row>
          <table:table-cell table:style-name="Tabla3.A2" office:value-type="string">
            <text:p text:style-name="P22">++</text:p>
          </table:table-cell>
          <table:table-cell table:style-name="Tabla3.A2" office:value-type="string">
            <text:p text:style-name="P22">Incremento</text:p>
          </table:table-cell>
          <table:table-cell table:style-name="Tabla3.C2" office:value-type="string">
            <text:p text:style-name="P22">Num++, ++num</text:p>
          </table:table-cell>
        </table:table-row>
        <table:table-row>
          <table:table-cell table:style-name="Tabla3.A2" office:value-type="string">
            <text:p text:style-name="P22">--</text:p>
          </table:table-cell>
          <table:table-cell table:style-name="Tabla3.A2" office:value-type="string">
            <text:p text:style-name="P22">Decremento</text:p>
          </table:table-cell>
          <table:table-cell table:style-name="Tabla3.C2" office:value-type="string">
            <text:p text:style-name="P22">Num--, --num</text:p>
          </table:table-cell>
        </table:table-row>
        <table:table-row>
          <table:table-cell table:style-name="Tabla3.A2" office:value-type="string">
            <text:p text:style-name="P22">+ (string)</text:p>
          </table:table-cell>
          <table:table-cell table:style-name="Tabla3.A2" office:value-type="string">
            <text:p text:style-name="P22">Concatenar</text:p>
          </table:table-cell>
          <table:table-cell table:style-name="Tabla3.C2" office:value-type="string">
            <text:p text:style-name="P22">“hola” + “mundo” → “hola mundo”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2. operadores relacionales.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23">Nombre</text:p>
          </table:table-cell>
          <table:table-cell table:style-name="Tabla4.A1" office:value-type="string">
            <text:p text:style-name="P23">Descripción</text:p>
          </table:table-cell>
          <table:table-cell table:style-name="Tabla4.C1" office:value-type="string">
            <text:p text:style-name="P23">Ejemplo</text:p>
          </table:table-cell>
        </table:table-row>
        <table:table-row>
          <table:table-cell table:style-name="Tabla4.A2" office:value-type="string">
            <text:p text:style-name="Table_20_Contents">“<text:span text:style-name="T3">==”</text:span></text:p>
          </table:table-cell>
          <table:table-cell table:style-name="Tabla4.A2" office:value-type="string">
            <text:p text:style-name="P23">Igual</text:p>
          </table:table-cell>
          <table:table-cell table:style-name="Tabla4.C2" office:value-type="string">
            <text:p text:style-name="P23">7==6</text:p>
          </table:table-cell>
        </table:table-row>
        <table:table-row>
          <table:table-cell table:style-name="Tabla4.A2" office:value-type="string">
            <text:p text:style-name="Table_20_Contents">“<text:span text:style-name="T3">===”</text:span></text:p>
          </table:table-cell>
          <table:table-cell table:style-name="Tabla4.A2" office:value-type="string">
            <text:p text:style-name="P23">Igual valor y el tipo</text:p>
          </table:table-cell>
          <table:table-cell table:style-name="Tabla4.C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!<text:span text:style-name="T3">=</text:span></text:p>
          </table:table-cell>
          <table:table-cell table:style-name="Tabla4.A2" office:value-type="string">
            <text:p text:style-name="P23">Distinto</text:p>
          </table:table-cell>
          <table:table-cell table:style-name="Tabla4.C2" office:value-type="string">
            <text:p text:style-name="P23">6 != 5</text:p>
          </table:table-cell>
        </table:table-row>
        <table:table-row>
          <table:table-cell table:style-name="Tabla4.A2" office:value-type="string">
            <text:p text:style-name="P23">&gt;</text:p>
          </table:table-cell>
          <table:table-cell table:style-name="Tabla4.A2" office:value-type="string">
            <text:p text:style-name="P23">Mayor que</text:p>
          </table:table-cell>
          <table:table-cell table:style-name="Tabla4.C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23">&gt;=</text:p>
          </table:table-cell>
          <table:table-cell table:style-name="Tabla4.A2" office:value-type="string">
            <text:p text:style-name="P23">Mayor o igual que</text:p>
          </table:table-cell>
          <table:table-cell table:style-name="Tabla4.C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23">&lt;</text:p>
          </table:table-cell>
          <table:table-cell table:style-name="Tabla4.A2" office:value-type="string">
            <text:p text:style-name="P23">Menor</text:p>
          </table:table-cell>
          <table:table-cell table:style-name="Tabla4.C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23">&lt;=</text:p>
          </table:table-cell>
          <table:table-cell table:style-name="Tabla4.A2" office:value-type="string">
            <text:p text:style-name="P23">Menor o igual que</text:p>
          </table:table-cell>
          <table:table-cell table:style-name="Tabla4.C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C2" office:value-type="string">
            <text:p text:style-name="Table_20_Contents"/>
          </table:table-cell>
        </table:table-row>
      </table:table>
      <text:p text:style-name="P5"/>
      <text:p text:style-name="P5"/>
      <text:p text:style-name="P5">3. Operadores Lógicos<text:tab/><text:tab/></text:p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23">Nombre</text:p>
          </table:table-cell>
          <table:table-cell table:style-name="Tabla5.A1" office:value-type="string">
            <text:p text:style-name="P23">Descrip</text:p>
          </table:table-cell>
          <table:table-cell table:style-name="Tabla5.C1" office:value-type="string">
            <text:p text:style-name="P23">Ejemplo</text:p>
          </table:table-cell>
        </table:table-row>
        <table:table-row>
          <table:table-cell table:style-name="Tabla5.A2" office:value-type="string">
            <text:p text:style-name="P23">&amp;&amp;</text:p>
          </table:table-cell>
          <table:table-cell table:style-name="Tabla5.A2" office:value-type="string">
            <text:p text:style-name="P23">Y (AND)</text:p>
          </table:table-cell>
          <table:table-cell table:style-name="Tabla5.C2" office:value-type="string">
            <text:p text:style-name="P23">(5&lt;=3) &amp;&amp; (2!=1)</text:p>
          </table:table-cell>
        </table:table-row>
        <table:table-row>
          <table:table-cell table:style-name="Tabla5.A2" office:value-type="string">
            <text:p text:style-name="P23">|</text:p>
          </table:table-cell>
          <table:table-cell table:style-name="Tabla5.A2" office:value-type="string">
            <text:p text:style-name="P23">O (OR)</text:p>
          </table:table-cell>
          <table:table-cell table:style-name="Tabla5.C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P23">!</text:p>
          </table:table-cell>
          <table:table-cell table:style-name="Tabla5.A2" office:value-type="string">
            <text:p text:style-name="P23">NO (NOT)</text:p>
          </table:table-cell>
          <table:table-cell table:style-name="Tabla5.C2" office:value-type="string">
            <text:p text:style-name="Table_20_Contents"/>
          </table:table-cell>
        </table:table-row>
      </table:table>
      <text:p text:style-name="P5"/>
      <text:p text:style-name="P5"/>
      <text:p text:style-name="P5"/>
      <text:p text:style-name="P6">5.4.4 <text:span text:style-name="T4">Estructuras de control</text:span></text:p>
      <text:p text:style-name="P6"/>
      <text:p text:style-name="P7">a) Condicional simple</text:p>
      <text:p text:style-name="P7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7">if(condición)</text:p>
            <text:p text:style-name="P7">{</text:p>
            <text:p text:style-name="P7"><text:tab/>Bloque1;</text:p>
            <text:p text:style-name="P7">}</text:p>
            <text:p text:style-name="P7">else</text:p>
            <text:p text:style-name="P7">{</text:p>
            <text:p text:style-name="P7"><text:tab/>Bloque2;</text:p>
            <text:p text:style-name="P7">}</text:p>
          </table:table-cell>
          <table:table-cell table:style-name="Tabla6.B1" office:value-type="string">
            <text:p text:style-name="P24">Funcionamiento:</text:p>
            <text:p text:style-name="P24">1. Comprueba el valor de la condición.</text:p>
            <text:p text:style-name="P24">2. Si la condición es verdadera</text:p>
            <text:p text:style-name="P24"><text:s text:c="5"/>1) Ejecuta el bloque1.</text:p>
            <text:p text:style-name="P24"><text:s text:c="5"/>2) Finaliza if</text:p>
            <text:p text:style-name="P24">3. Si la condición es falsa</text:p>
            <text:p text:style-name="P24"><text:s text:c="5"/>1) Ejecuta el bloque 2.</text:p>
            <text:p text:style-name="P24"><text:s text:c="5"/>2) Finaliza if.</text:p>
          </table:table-cell>
        </table:table-row>
      </table:table>
      <text:p text:style-name="P7"/>
      <text:p text:style-name="P7">if(condición)</text:p>
      <text:p text:style-name="P7">{</text:p>
      <text:p text:style-name="P7"><text:tab/>Bloque1;</text:p>
      <text:p text:style-name="P7">}</text:p>
      <text:p text:style-name="P7">else</text:p>
      <text:p text:style-name="P7">{</text:p>
      <text:p text:style-name="P7"><text:tab/>Bloque2;</text:p>
      <text:p text:style-name="P7">}</text:p>
      <text:p text:style-name="P7"/>
      <text:p text:style-name="P30"><text:span text:style-name="T5">b) </text:span>Condicional <text:span text:style-name="T5">múltiple</text:span></text:p>
      <text:p text:style-name="P8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1">switch(expresion</text:p>
            <text:p text:style-name="P11">{</text:p>
            <text:p text:style-name="P11"><text:s text:c="2"/>case val1: bloque1;</text:p>
            <text:p text:style-name="P11"><text:s text:c="19"/>break;</text:p>
            <text:p text:style-name="P11"><text:s text:c="2"/>case val2: bloque2;</text:p>
            <text:p text:style-name="P11"><text:s text:c="19"/>break;</text:p>
            <text:p text:style-name="P11"><text:s text:c="8"/>default: bloqueDef;</text:p>
            <text:p text:style-name="P11"><text:s text:c="19"/>break;</text:p>
            <text:p text:style-name="P11">}</text:p>
            <text:p text:style-name="P8"/>
          </table:table-cell>
          <table:table-cell table:style-name="Tabla7.B1" office:value-type="string">
            <text:p text:style-name="P25">Funcionamiento:</text:p>
            <text:p text:style-name="P25">1. Comprueba el valor de la <text:span text:style-name="T5">expresion</text:span>.</text:p>
            <text:p text:style-name="P25">2. <text:span text:style-name="T5">Buscar algun valor(val1, val2…) igual al resultado de la exp.</text:span></text:p>
            <text:p text:style-name="P25"><text:s text:c="5"/>1) <text:span text:style-name="T5">Si encuentra el valor</text:span></text:p>
            <text:list xml:id="list456266038" text:style-name="L3">
              <text:list-item>
                <text:p text:style-name="P31">Ejecuta el bloque asociado.</text:p>
              </text:list-item>
              <text:list-item>
                <text:p text:style-name="P31">Finaliza switch</text:p>
              </text:list-item>
            </text:list>
            <text:p text:style-name="P25"><text:s text:c="5"/>2) <text:span text:style-name="T5">si no encuentra el valor</text:span></text:p>
            <text:list xml:id="list420357498" text:style-name="L4">
              <text:list-item>
                <text:p text:style-name="P32">Ejecuta el bloque default si existe.</text:p>
              </text:list-item>
              <text:list-item>
                <text:p text:style-name="P32">Finaliza el switch.</text:p>
              </text:list-item>
            </text:list>
            <text:p text:style-name="P28"/>
          </table:table-cell>
        </table:table-row>
      </table:table>
      <text:p text:style-name="P8"/>
      <text:p text:style-name="P8"/>
      <text:p text:style-name="P12">B) Repetitivas</text:p>
      <text:p text:style-name="P12"><text:tab/>-While</text:p>
      <text:p text:style-name="P15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2">while(condicion)</text:p>
            <text:p text:style-name="P12">{</text:p>
            <text:p text:style-name="P12"><text:s text:c="3"/>bloque</text:p>
            <text:p text:style-name="P12">}</text:p>
          </table:table-cell>
          <table:table-cell table:style-name="Tabla8.B1" office:value-type="string">
            <text:p text:style-name="P26">Funcionamiento:</text:p>
            <text:p text:style-name="P26">1. <text:span text:style-name="T7">Comprueba el valor de la condición.</text:span></text:p>
            <text:p text:style-name="P29">2. Si la condición es verdadera:</text:p>
            <text:list xml:id="list1930520352" text:style-name="L5">
              <text:list-item>
                <text:p text:style-name="P33">Ejecuta el Bloque.</text:p>
              </text:list-item>
              <text:list-item>
                <text:p text:style-name="P33">Volver a 1.</text:p>
              </text:list-item>
            </text:list>
            <text:p text:style-name="P29">3. Si la condición es false</text:p>
            <text:list xml:id="list3639900972" text:style-name="L6">
              <text:list-item>
                <text:p text:style-name="P34">Finaliza while</text:p>
              </text:list-item>
            </text:list>
          </table:table-cell>
        </table:table-row>
      </table:table>
      <text:p text:style-name="P9"/>
      <text:p text:style-name="P13"><text:tab/>-<text:span text:style-name="T7">do w</text:span>hile</text:p>
      <text:p text:style-name="P10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4">do</text:p>
            <text:p text:style-name="P13">{</text:p>
            <text:p text:style-name="P13"><text:s text:c="3"/>bloque;</text:p>
            <text:p text:style-name="P13">}</text:p>
            <text:p text:style-name="P14">while<text:span text:style-name="T6">(condicion);</text:span></text:p>
          </table:table-cell>
          <table:table-cell table:style-name="Tabla9.B1" office:value-type="string">
            <text:p text:style-name="P27">Funcionamiento:</text:p>
            <text:p text:style-name="P27">1. <text:span text:style-name="T7">Se ejecuta el Bloque.</text:span></text:p>
            <text:p text:style-name="P29">2. Comprueba el valor de la condición</text:p>
            <text:p text:style-name="P29">3. Si la condición es verdadera.</text:p>
            <text:p text:style-name="P29"><text:tab/>1. Volver a 1.</text:p>
            <text:p text:style-name="P29">3. Si la condición es false</text:p>
            <text:list xml:id="list246743777" text:style-name="L7">
              <text:list-item>
                <text:p text:style-name="P35">Finaliza do-while </text:p>
              </text:list-item>
            </text:list>
          </table:table-cell>
        </table:table-row>
        <table:table-row>
          <table:table-cell table:style-name="Tabla9.A2" office:value-type="string">
            <text:p text:style-name="P13"/>
          </table:table-cell>
          <table:table-cell table:style-name="Tabla9.B2" office:value-type="string">
            <text:p text:style-name="P27"/>
          </table:table-cell>
        </table:table-row>
      </table:table>
      <text:p text:style-name="P10"/>
      <text:p text:style-name="P10"/>
      <text:p text:style-name="P16">5.5 POO Y DOM</text:p>
      <text:p text:style-name="P17">POO = Programación Orientada a Objetos.</text:p>
      <text:p text:style-name="P17"/>
      <text:p text:style-name="P18">Programación → Paradigma(qué hago cuando programo): Funciones, Main.</text:p>
      <text:p text:style-name="P18"/>
      <text:p text:style-name="P18">Programación OO → Paradigma: Clases y Objetos.</text:p>
      <text:p text:style-name="P18"/>
      <text:p text:style-name="P48">En JavaScript existe un modelo de objetos predefinido. Y este modelo se llama DOM(Document Object Model).</text:p>
      <text:p text:style-name="P44">Sobre los objetos de DOM se puede interaccionar mediante el acceso a los métodos y atributos.</text:p>
      <text:p text:style-name="P44"/>
      <text:p text:style-name="P44">Document.write → Añador código HTML a un documento.</text:p>
      <text:p text:style-name="P44"/>
      <text:p text:style-name="P45">El objeto document, tien una serie de métodos:</text:p>
      <text:p text:style-name="P45"/>
      <table:table table:name="Tabla10" table:style-name="Tabla10">
        <table:table-column table:style-name="Tabla10.A" table:number-columns-repeated="2"/>
        <table:table-row>
          <table:table-cell table:style-name="Tabla10.A1" office:value-type="string">
            <text:p text:style-name="P37">Nombre</text:p>
          </table:table-cell>
          <table:table-cell table:style-name="Tabla10.B1" office:value-type="string">
            <text:p text:style-name="P36"/>
          </table:table-cell>
        </table:table-row>
        <table:table-row>
          <table:table-cell table:style-name="Tabla10.A2" office:value-type="string">
            <text:p text:style-name="P37">GetElementById</text:p>
          </table:table-cell>
          <table:table-cell table:style-name="Tabla10.B2" office:value-type="string">
            <text:p text:style-name="P37">Encuentra un elemento con el ID (único)</text:p>
          </table:table-cell>
        </table:table-row>
        <table:table-row>
          <table:table-cell table:style-name="Tabla10.A2" office:value-type="string">
            <text:p text:style-name="P37">GetElementsByTagName</text:p>
          </table:table-cell>
          <table:table-cell table:style-name="Tabla10.B2" office:value-type="string">
            <text:p text:style-name="P37">Encuentra elementos con tag</text:p>
          </table:table-cell>
        </table:table-row>
        <table:table-row>
          <table:table-cell table:style-name="Tabla10.A2" office:value-type="string">
            <text:p text:style-name="P37">GetElementsByClassName</text:p>
          </table:table-cell>
          <table:table-cell table:style-name="Tabla10.B2" office:value-type="string">
            <text:p text:style-name="P37">Encuentra elementos con clase</text:p>
          </table:table-cell>
        </table:table-row>
      </table:table>
      <text:p text:style-name="P45"/>
      <text:p text:style-name="P45"/>
      <text:p text:style-name="P46">En CSS las clases eran con .NombreClase</text:p>
      <text:p text:style-name="P46"/>
      <table:table table:name="Tabla11" table:style-name="Tabla11">
        <table:table-column table:style-name="Tabla11.A" table:number-columns-repeated="2"/>
        <table:table-row>
          <table:table-cell table:style-name="Tabla11.A1" office:value-type="string">
            <text:p text:style-name="P38">Document.body</text:p>
          </table:table-cell>
          <table:table-cell table:style-name="Tabla11.B1" office:value-type="string">
            <text:p text:style-name="P38">Devuelve el elemento body</text:p>
          </table:table-cell>
        </table:table-row>
        <table:table-row>
          <table:table-cell table:style-name="Tabla11.A2" office:value-type="string">
            <text:p text:style-name="P38">Document.title</text:p>
          </table:table-cell>
          <table:table-cell table:style-name="Tabla11.B2" office:value-type="string">
            <text:p text:style-name="P38">Devuelve el elemento title</text:p>
          </table:table-cell>
        </table:table-row>
        <table:table-row>
          <table:table-cell table:style-name="Tabla11.A2" office:value-type="string">
            <text:p text:style-name="P38">Document.head</text:p>
          </table:table-cell>
          <table:table-cell table:style-name="Tabla11.B2" office:value-type="string">
            <text:p text:style-name="P38">Devuelve el elemento head</text:p>
          </table:table-cell>
        </table:table-row>
        <table:table-row>
          <table:table-cell table:style-name="Tabla11.A2" office:value-type="string">
            <text:p text:style-name="P38">Document.anchos</text:p>
          </table:table-cell>
          <table:table-cell table:style-name="Tabla11.B2" office:value-type="string">
            <text:p text:style-name="P38">Devuelve todos los elementos &lt;a&gt; </text:p>
          </table:table-cell>
        </table:table-row>
        <table:table-row>
          <table:table-cell table:style-name="Tabla11.A2" office:value-type="string">
            <text:p text:style-name="P39">Document.images</text:p>
          </table:table-cell>
          <table:table-cell table:style-name="Tabla11.B2" office:value-type="string">
            <text:p text:style-name="P39">Devuelve todos los elementos &lt;img&gt; del documento</text:p>
          </table:table-cell>
        </table:table-row>
        <table:table-row>
          <table:table-cell table:style-name="Tabla11.A2" office:value-type="string">
            <text:p text:style-name="P39">Document.URL</text:p>
          </table:table-cell>
          <table:table-cell table:style-name="Tabla11.B2" office:value-type="string">
            <text:p text:style-name="P39">Devuelve la URL completa del documento</text:p>
          </table:table-cell>
        </table:table-row>
      </table:table>
      <text:p text:style-name="P46"/>
      <text:p text:style-name="P46"/>
      <text:p text:style-name="P47">El elemento style de DOM contiene una serie de propiedades. Estos nombres cambian ligeramente de su nomenclatura en CSS (backgroun-color → backgroundcolor)</text:p>
      <text:p text:style-name="P47"/>
      <table:table table:name="Tabla12" table:style-name="Tabla12">
        <table:table-column table:style-name="Tabla12.A" table:number-columns-repeated="2"/>
        <table:table-row>
          <table:table-cell table:style-name="Tabla12.A1" office:value-type="string">
            <text:p text:style-name="P39">background</text:p>
          </table:table-cell>
          <table:table-cell table:style-name="Tabla12.B1" office:value-type="string">
            <text:p text:style-name="P39">Devuelve el objeto background</text:p>
          </table:table-cell>
        </table:table-row>
        <table:table-row>
          <table:table-cell table:style-name="Tabla12.A2" office:value-type="string">
            <text:p text:style-name="P39">background-color</text:p>
          </table:table-cell>
          <table:table-cell table:style-name="Tabla12.B2" office:value-type="string">
            <text:p text:style-name="P39">Devuelve el color de fondo del elemento</text:p>
          </table:table-cell>
        </table:table-row>
        <table:table-row>
          <table:table-cell table:style-name="Tabla12.A2" office:value-type="string">
            <text:p text:style-name="P40">color</text:p>
          </table:table-cell>
          <table:table-cell table:style-name="Tabla12.B2" office:value-type="string">
            <text:p text:style-name="P39">Devuelve el color del texto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08:50:49.620180192</meta:creation-date>
    <dc:date>2018-06-04T14:28:52.370520153</dc:date>
    <meta:editing-duration>PT7H31M23S</meta:editing-duration>
    <meta:editing-cycles>6</meta:editing-cycles>
    <meta:generator>LibreOffice/5.4.0.3$Linux_X86_64 LibreOffice_project/40m0$Build-3</meta:generator>
    <meta:document-statistic meta:table-count="12" meta:image-count="0" meta:object-count="0" meta:page-count="4" meta:paragraph-count="200" meta:word-count="607" meta:character-count="3690" meta:non-whitespace-character-count="3183"/>
  </office:meta>
</office:document-meta>
</file>